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aleway" svg:font-family="Raleway, sans-serif"/>
    <style:font-face style:name="sans-serif" svg:font-family="sans-serif"/>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Standard">
      <style:paragraph-properties fo:margin-left="0in" fo:margin-right="0in" fo:text-align="start" style:justify-single-word="false" fo:orphans="2" fo:widows="2" fo:text-indent="0in" style:auto-text-indent="false"/>
      <style:text-properties officeooo:paragraph-rsid="001a750c"/>
    </style:style>
    <style:style style:name="P3" style:family="paragraph" style:parent-style-name="Standard">
      <style:paragraph-properties fo:margin-left="0in" fo:margin-right="0in" fo:text-align="start" style:justify-single-word="false" fo:orphans="2" fo:widows="2" fo:text-indent="0in" style:auto-text-indent="false"/>
      <style:text-properties officeooo:paragraph-rsid="001d52b0"/>
    </style:style>
    <style:style style:name="P4" style:family="paragraph" style:parent-style-name="Standard">
      <style:paragraph-properties fo:margin-left="0in" fo:margin-right="0in" fo:text-align="start" style:justify-single-word="false" fo:orphans="2" fo:widows="2" fo:text-indent="0in" style:auto-text-indent="false"/>
      <style:text-properties officeooo:rsid="001a750c" officeooo:paragraph-rsid="001a750c"/>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2pt" fo:letter-spacing="normal" fo:font-style="normal" fo:font-weight="normal" officeooo:rsid="00228a20" officeooo:paragraph-rsid="00228a20" style:font-weight-asian="normal" style:font-weight-complex="normal"/>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2pt" fo:letter-spacing="normal" fo:font-style="normal" style:text-underline-style="none" fo:font-weight="normal" officeooo:rsid="00228a20" officeooo:paragraph-rsid="00228a20" style:font-weight-asian="normal" style:font-weight-complex="normal"/>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2pt" fo:letter-spacing="normal" fo:font-style="normal" style:text-underline-style="none" fo:font-weight="normal" officeooo:rsid="0023363c" officeooo:paragraph-rsid="0023363c" style:font-weight-asian="normal" style:font-weight-complex="normal"/>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2pt" fo:letter-spacing="normal" fo:font-style="normal" style:text-underline-style="none" fo:font-weight="bold" officeooo:rsid="00228a20" officeooo:paragraph-rsid="00228a20" style:font-weight-asian="bold" style:font-weight-complex="bold"/>
    </style:style>
    <style:style style:name="P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2pt" fo:letter-spacing="normal" fo:font-style="normal" style:text-underline-style="none" fo:font-weight="bold" officeooo:rsid="0023363c" officeooo:paragraph-rsid="0023363c" style:font-weight-asian="bold" style:font-weight-complex="bold"/>
    </style:style>
    <style:style style:name="P10" style:family="paragraph" style:parent-style-name="Standard">
      <style:paragraph-properties fo:margin-left="0in" fo:margin-right="0in" fo:text-align="start" style:justify-single-word="false" fo:orphans="2" fo:widows="2" fo:text-indent="0in" style:auto-text-indent="false"/>
      <style:text-properties style:text-position="sub 58%" officeooo:rsid="001a750c" officeooo:paragraph-rsid="001a750c"/>
    </style:style>
    <style:style style:name="P11" style:family="paragraph" style:parent-style-name="Standard">
      <style:paragraph-properties fo:margin-left="0in" fo:margin-right="0in" fo:text-align="start" style:justify-single-word="false" fo:orphans="2" fo:widows="2" fo:text-indent="0in" style:auto-text-indent="false"/>
      <style:text-properties fo:font-weight="bold" officeooo:rsid="001a750c" officeooo:paragraph-rsid="001a750c" style:font-weight-asian="bold" style:font-weight-complex="bold"/>
    </style:style>
    <style:style style:name="P12" style:family="paragraph" style:parent-style-name="Standard">
      <style:paragraph-properties fo:margin-left="0in" fo:margin-right="0in" fo:text-align="start" style:justify-single-word="false" fo:orphans="2" fo:widows="2" fo:text-indent="0in" style:auto-text-indent="false"/>
      <style:text-properties fo:font-weight="bold" officeooo:rsid="001d728b" officeooo:paragraph-rsid="001d728b" style:font-weight-asian="bold" style:font-weight-complex="bold"/>
    </style:style>
    <style:style style:name="P13" style:family="paragraph" style:parent-style-name="Standard">
      <style:paragraph-properties fo:margin-left="0in" fo:margin-right="0in" fo:text-align="start" style:justify-single-word="false" fo:orphans="2" fo:widows="2" fo:text-indent="0in" style:auto-text-indent="false"/>
      <style:text-properties fo:font-weight="bold" officeooo:rsid="001e42ec" officeooo:paragraph-rsid="001e42ec" style:font-weight-asian="bold" style:font-weight-complex="bold"/>
    </style:style>
    <style:style style:name="P14" style:family="paragraph" style:parent-style-name="Standard">
      <style:paragraph-properties fo:margin-left="0in" fo:margin-right="0in" fo:text-align="start" style:justify-single-word="false" fo:orphans="2" fo:widows="2" fo:text-indent="0in" style:auto-text-indent="false"/>
      <style:text-properties fo:font-weight="bold" officeooo:paragraph-rsid="00228a20"/>
    </style:style>
    <style:style style:name="P15" style:family="paragraph" style:parent-style-name="Standard">
      <style:paragraph-properties fo:margin-left="0in" fo:margin-right="0in" fo:text-align="start" style:justify-single-word="false" fo:orphans="2" fo:widows="2" fo:text-indent="0in" style:auto-text-indent="false"/>
      <style:text-properties fo:font-weight="normal" officeooo:rsid="001c4fb5" officeooo:paragraph-rsid="001c4fb5" style:font-weight-asian="normal" style:font-weight-complex="normal"/>
    </style:style>
    <style:style style:name="P16" style:family="paragraph" style:parent-style-name="Standard">
      <style:paragraph-properties fo:margin-left="0in" fo:margin-right="0in" fo:text-align="start" style:justify-single-word="false" fo:orphans="2" fo:widows="2" fo:text-indent="0in" style:auto-text-indent="false"/>
      <style:text-properties fo:font-weight="normal" officeooo:rsid="001d728b" officeooo:paragraph-rsid="001d728b" style:font-weight-asian="normal" style:font-weight-complex="normal"/>
    </style:style>
    <style:style style:name="P17" style:family="paragraph" style:parent-style-name="Standard">
      <style:paragraph-properties fo:margin-left="0in" fo:margin-right="0in" fo:text-align="start" style:justify-single-word="false" fo:orphans="2" fo:widows="2" fo:text-indent="0in" style:auto-text-indent="false"/>
      <style:text-properties fo:font-weight="normal" officeooo:rsid="001e42ec" officeooo:paragraph-rsid="001e42ec" style:font-weight-asian="normal" style:font-weight-complex="normal"/>
    </style:style>
    <style:style style:name="P18" style:family="paragraph" style:parent-style-name="Standard">
      <style:paragraph-properties fo:margin-left="0in" fo:margin-right="0in" fo:text-align="start" style:justify-single-word="false" fo:orphans="2" fo:widows="2" fo:text-indent="0in" style:auto-text-indent="false"/>
      <style:text-properties fo:font-weight="normal" officeooo:rsid="001ffd92" officeooo:paragraph-rsid="001ffd92" style:font-weight-asian="normal" style:font-weight-complex="normal"/>
    </style:style>
    <style:style style:name="P19" style:family="paragraph" style:parent-style-name="Standard">
      <style:paragraph-properties fo:margin-left="0in" fo:margin-right="0in" fo:text-align="start" style:justify-single-word="false" fo:orphans="2" fo:widows="2" fo:text-indent="0in" style:auto-text-indent="false"/>
      <style:text-properties officeooo:rsid="001d52b0" officeooo:paragraph-rsid="001d52b0"/>
    </style:style>
    <style:style style:name="P2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2pt" fo:letter-spacing="normal" fo:font-style="normal" fo:font-weight="bold"/>
    </style:style>
    <style:style style:name="P2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2pt" fo:letter-spacing="normal" fo:font-style="normal" fo:font-weight="bold" officeooo:rsid="001a750c" officeooo:paragraph-rsid="001a750c"/>
    </style:style>
    <style:style style:name="P2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2pt" fo:letter-spacing="normal" fo:font-style="normal" fo:font-weight="normal" officeooo:rsid="001e42ec" officeooo:paragraph-rsid="001e42ec" style:font-weight-asian="normal" style:font-weight-complex="normal"/>
    </style:style>
    <style:style style:name="P2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2pt" fo:letter-spacing="normal" fo:font-style="normal" style:text-underline-style="none" fo:font-weight="normal" officeooo:rsid="0023363c" officeooo:paragraph-rsid="0023363c" style:font-weight-asian="normal" style:font-weight-complex="normal"/>
    </style:style>
    <style:style style:name="P2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2pt" fo:letter-spacing="normal" fo:font-style="normal" style:text-underline-style="none" fo:font-weight="normal" officeooo:rsid="0027d26f" officeooo:paragraph-rsid="0027d26f" style:font-weight-asian="normal" style:font-weight-complex="normal"/>
    </style:style>
    <style:style style:name="P2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0.5pt" fo:letter-spacing="normal" fo:font-style="normal" fo:font-weight="bold" officeooo:paragraph-rsid="001d52b0"/>
    </style:style>
    <style:style style:name="P2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0.5pt" fo:letter-spacing="normal" fo:font-style="normal" fo:font-weight="bold" officeooo:rsid="00228a20" officeooo:paragraph-rsid="00228a20"/>
    </style:style>
    <style:style style:name="P2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0.5pt" fo:letter-spacing="normal" fo:font-style="normal" fo:font-weight="bold" officeooo:rsid="00228a20" officeooo:paragraph-rsid="00228a20" style:font-weight-asian="normal" style:font-weight-complex="normal"/>
    </style:style>
    <style:style style:name="P2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0.5pt" fo:letter-spacing="normal" fo:font-style="normal" fo:font-weight="normal" officeooo:rsid="00228a20" officeooo:paragraph-rsid="00228a20" style:font-weight-asian="normal" style:font-weight-complex="normal"/>
    </style:style>
    <style:style style:name="P2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0.5pt" fo:letter-spacing="normal" fo:font-style="normal" style:text-underline-style="solid" style:text-underline-width="auto" style:text-underline-color="font-color" fo:font-weight="normal" officeooo:rsid="00228a20" officeooo:paragraph-rsid="00228a20" style:font-weight-asian="normal" style:font-weight-complex="normal"/>
    </style:style>
    <style:style style:name="P3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0.5pt" fo:letter-spacing="normal" fo:font-style="normal" style:text-underline-style="none" fo:font-weight="normal" officeooo:rsid="00228a20" officeooo:paragraph-rsid="00228a20" style:font-weight-asian="normal" style:font-weight-complex="normal"/>
    </style:style>
    <style:style style:name="P3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1.1000003814697pt" fo:letter-spacing="normal" fo:font-style="normal" fo:font-weight="bold" officeooo:paragraph-rsid="00294699"/>
    </style:style>
    <style:style style:name="P3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1.1000003814697pt" fo:letter-spacing="normal" fo:font-style="normal" fo:font-weight="bold" officeooo:rsid="002c761a" officeooo:paragraph-rsid="002c761a" style:font-weight-asian="bold" style:font-weight-complex="bold"/>
    </style:style>
    <style:style style:name="P3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1.1000003814697pt" fo:letter-spacing="normal" fo:font-style="normal" style:text-underline-style="none" fo:font-weight="bold" officeooo:rsid="0027d26f" officeooo:paragraph-rsid="0027d26f" style:font-weight-asian="normal" style:font-weight-complex="normal"/>
    </style:style>
    <style:style style:name="P3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1.1000003814697pt" fo:letter-spacing="normal" fo:font-style="normal" style:text-underline-style="none" fo:font-weight="normal" officeooo:rsid="0027d26f" officeooo:paragraph-rsid="0027d26f" style:font-weight-asian="normal" style:font-weight-complex="normal"/>
    </style:style>
    <style:style style:name="P3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1.1000003814697pt" fo:letter-spacing="normal" fo:font-style="normal" style:text-underline-style="none" fo:font-weight="normal" officeooo:rsid="00287c74" officeooo:paragraph-rsid="00287c74" style:font-weight-asian="normal" style:font-weight-complex="normal"/>
    </style:style>
    <style:style style:name="P3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1.1000003814697pt" fo:letter-spacing="normal" fo:font-style="normal" fo:font-weight="normal" officeooo:rsid="00294699" officeooo:paragraph-rsid="00294699" style:font-weight-asian="normal" style:font-weight-complex="normal"/>
    </style:style>
    <style:style style:name="P3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1.1000003814697pt" fo:letter-spacing="normal" fo:font-style="normal" fo:font-weight="normal" officeooo:rsid="002ab63c" officeooo:paragraph-rsid="002ab63c" style:font-weight-asian="normal" style:font-weight-complex="normal"/>
    </style:style>
    <style:style style:name="P3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Raleway" fo:font-size="11.1000003814697pt" fo:letter-spacing="normal" fo:font-style="normal" fo:font-weight="normal" officeooo:rsid="002c761a" officeooo:paragraph-rsid="002c761a" style:font-weight-asian="normal" style:font-weight-complex="normal"/>
    </style:style>
    <style:style style:name="T1" style:family="text">
      <style:text-properties fo:color="#000000" style:font-name="Raleway" fo:font-size="12pt" fo:letter-spacing="normal" fo:font-weight="bold"/>
    </style:style>
    <style:style style:name="T2" style:family="text">
      <style:text-properties fo:font-weight="bold" officeooo:rsid="001d52b0" style:font-weight-asian="bold" style:font-weight-complex="bold"/>
    </style:style>
    <style:style style:name="T3" style:family="text">
      <style:text-properties fo:font-variant="normal" fo:text-transform="none" fo:color="#000000" style:font-name="Raleway" fo:font-size="12pt" fo:letter-spacing="normal" fo:font-style="normal"/>
    </style:style>
    <style:style style:name="T4" style:family="text">
      <style:text-properties fo:font-variant="normal" fo:text-transform="none" fo:color="#000000" style:font-name="Raleway" fo:font-size="12pt" fo:letter-spacing="normal" fo:font-style="normal" fo:font-weight="bold"/>
    </style:style>
    <style:style style:name="T5" style:family="text">
      <style:text-properties fo:font-variant="normal" fo:text-transform="none" fo:color="#000000" style:font-name="Raleway" fo:font-size="12pt" fo:letter-spacing="normal" fo:font-style="normal" fo:font-weight="bold" officeooo:rsid="001a750c"/>
    </style:style>
    <style:style style:name="T6" style:family="text">
      <style:text-properties fo:font-variant="normal" fo:text-transform="none" fo:color="#000000" style:font-name="Raleway" fo:font-size="10.5pt" fo:letter-spacing="normal" fo:font-style="normal"/>
    </style:style>
    <style:style style:name="T7" style:family="text">
      <style:text-properties fo:font-variant="normal" fo:text-transform="none" fo:color="#000000" style:font-name="Raleway" fo:font-size="10.5pt" fo:letter-spacing="normal" fo:font-style="normal" fo:font-weight="bold"/>
    </style:style>
    <style:style style:name="T8" style:family="text">
      <style:text-properties fo:font-variant="normal" fo:text-transform="none" fo:color="#000000" style:font-name="Raleway" fo:font-size="10.5pt" fo:letter-spacing="normal" fo:font-style="normal" officeooo:rsid="00228a20"/>
    </style:style>
    <style:style style:name="T9" style:family="text">
      <style:text-properties fo:font-variant="normal" fo:text-transform="none" fo:color="#000000" fo:letter-spacing="normal"/>
    </style:style>
    <style:style style:name="T10"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1a750c" style:text-blinking="false" fo:background-color="#ffffff" loext:char-shading-value="0"/>
    </style:style>
    <style:style style:name="T11" style:family="text">
      <style:text-properties fo:font-variant="normal" fo:text-transform="none" fo:color="#0b0080" style:font-name="sans-serif" fo:font-size="10.5pt" fo:letter-spacing="normal" fo:font-style="normal" style:text-underline-style="solid" style:text-underline-width="auto" style:text-underline-color="font-color" fo:font-weight="normal" officeooo:rsid="001a750c" fo:background-color="#ffffff" loext:char-shading-value="0"/>
    </style:style>
    <style:style style:name="T12" style:family="text">
      <style:text-properties fo:font-variant="normal" fo:text-transform="none" fo:color="#222222" style:font-name="Raleway" fo:font-size="12pt" fo:letter-spacing="normal" fo:font-style="normal" fo:font-weight="bold" officeooo:rsid="001a750c"/>
    </style:style>
    <style:style style:name="T13" style:family="text">
      <style:text-properties fo:font-variant="normal" fo:text-transform="none" fo:color="#222222" style:font-name="sans-serif" fo:font-size="10.5pt" fo:letter-spacing="normal" fo:font-style="normal" fo:font-weight="normal" officeooo:rsid="001a750c"/>
    </style:style>
    <style:style style:name="T14" style:family="text">
      <style:text-properties fo:font-variant="normal" fo:text-transform="none" fo:color="#ff6600" style:font-name="Raleway" fo:font-size="10.5pt" fo:letter-spacing="normal" fo:font-style="normal" style:text-underline-style="solid" style:text-underline-width="auto" style:text-underline-color="font-color" fo:font-weight="bold"/>
    </style:style>
    <style:style style:name="T15" style:family="text">
      <style:text-properties fo:font-size="10.5pt"/>
    </style:style>
    <style:style style:name="T16" style:family="text">
      <style:text-properties fo:font-size="10.5pt" fo:font-weight="bold" style:font-weight-asian="bold" style:font-weight-complex="bold"/>
    </style:style>
    <style:style style:name="T17" style:family="text">
      <style:text-properties officeooo:rsid="00228a20" style:font-weight-asian="bold" style:font-weight-complex="bold"/>
    </style:style>
    <style:style style:name="T18" style:family="text">
      <style:text-properties fo:font-weight="normal" style:font-weight-asian="normal" style:font-weight-complex="normal"/>
    </style:style>
    <style:style style:name="T19" style:family="text">
      <style:text-properties fo:font-size="9.69999980926514pt"/>
    </style:style>
    <style:style style:name="T20" style:family="text">
      <style:text-properties style:text-underline-style="none" officeooo:rsid="00294699"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Emphasis"><text:span text:style-name="T1">Producing</text:span></text:span><text:span text:style-name="T9"> </text:span><text:span text:style-name="T4">means nothing more than sending. A program that sends messages is a </text:span><text:span text:style-name="Emphasis"><text:span text:style-name="T1">producer</text:span></text:span><text:span text:style-name="T9"> </text:span><text:span text:style-name="T4">:</text:span></text:p>
      <text:p text:style-name="P20"/>
      <text:p text:style-name="P21">Multiple Protocols.</text:p>
      <text:p text:style-name="P21"/>
      <text:p text:style-name="P2"><text:span text:style-name="T5">AMQP:</text:span><text:a xlink:type="simple" xlink:href="https://en.wikipedia.org/wiki/Open_standard" text:style-name="Internet_20_link" text:visited-style-name="Visited_20_Internet_20_Link"><text:span text:style-name="T10">open standard</text:span></text:a><text:span text:style-name="T12"> </text:span><text:a xlink:type="simple" xlink:href="https://en.wikipedia.org/wiki/Application_layer" text:style-name="Internet_20_link" text:visited-style-name="Visited_20_Internet_20_Link"><text:span text:style-name="T10">application layer</text:span></text:a><text:span text:style-name="T12"> </text:span><text:span text:style-name="T13">protocol for </text:span><text:a xlink:type="simple" xlink:href="https://en.wikipedia.org/wiki/Message-oriented_middleware" text:style-name="Internet_20_link" text:visited-style-name="Visited_20_Internet_20_Link"><text:span text:style-name="T11">message-oriented middleware</text:span></text:a><text:span text:style-name="T13">. The defining features of AMQP are message orientation, queuing, routing (including point-to-point and </text:span><text:a xlink:type="simple" xlink:href="https://en.wikipedia.org/wiki/Publish–subscribe" text:style-name="Internet_20_link" text:visited-style-name="Visited_20_Internet_20_Link"><text:span text:style-name="T10">publish-and-subscribe</text:span></text:a><text:span text:style-name="T13">), reliability and security</text:span><text:span text:style-name="T5">.</text:span></text:p>
      <text:p text:style-name="P21"/>
      <text:p text:style-name="P2"><text:span text:style-name="T13">AMQP is a </text:span><text:a xlink:type="simple" xlink:href="https://en.wikipedia.org/wiki/Wire_protocol" text:style-name="Internet_20_link" text:visited-style-name="Visited_20_Internet_20_Link"><text:span text:style-name="T10">wire-level protocol</text:span></text:a><text:span text:style-name="T13">. A wire-level protocol is a description of the format of the data that is sent across the network as a stream of </text:span><text:a xlink:type="simple" xlink:href="https://en.wikipedia.org/wiki/Octet_(computing)" text:style-name="Internet_20_link" text:visited-style-name="Visited_20_Internet_20_Link"><text:span text:style-name="T10">bytes</text:span></text:a><text:span text:style-name="T13">. Consequently, any tool that can create and interpret messages that conform to this data format can interoperate with any other compliant tool irrespective of implementation language.</text:span></text:p>
      <text:p text:style-name="P21"/>
      <text:p text:style-name="P21">AMQP 0-9-1</text:p>
      <text:p text:style-name="P21"/>
      <text:p text:style-name="P2"><text:span text:style-name="T5">CASE 1: </text:span><text:span text:style-name="T4">a producer that sends a single message, and a consumer that receives messages and prints them out. </text:span></text:p>
      <text:p text:style-name="P21"/>
      <text:p text:style-name="P10"/>
      <text:p text:style-name="P11">Sender:</text:p>
      <text:p text:style-name="P4">ConnectionFactory factory = new ConnectionFactory();</text:p>
      <text:p text:style-name="P4">factory.setHost("localhost");</text:p>
      <text:p text:style-name="P4">Connection connection = factory.newConnection();</text:p>
      <text:p text:style-name="P4">Channel channel = connection.createChannel();</text:p>
      <text:p text:style-name="P4"/>
      <text:p text:style-name="P4">channel.queueDeclare(QUEUE_NAME, false, false, false, null);</text:p>
      <text:p text:style-name="P4">String message = "Hello World!";</text:p>
      <text:p text:style-name="P4">channel.basicPublish("", QUEUE_NAME, null, message.getBytes());</text:p>
      <text:p text:style-name="P4">System.out.println(" [x] Sent '" + message + "'");</text:p>
      <text:p text:style-name="P4"/>
      <text:p text:style-name="P4">channel.close();</text:p>
      <text:p text:style-name="P4">connection.close();</text:p>
      <text:p text:style-name="P4"/>
      <text:p text:style-name="P11">Receiver:</text:p>
      <text:p text:style-name="P15">ConnectionFactory factory = new ConnectionFactory();</text:p>
      <text:p text:style-name="P15"><text:s text:c="4"/>factory.setHost("localhost");</text:p>
      <text:p text:style-name="P15"><text:s text:c="4"/>Connection connection = factory.newConnection();</text:p>
      <text:p text:style-name="P15"><text:s text:c="4"/>Channel channel = connection.createChannel();</text:p>
      <text:p text:style-name="P15"/>
      <text:p text:style-name="P15"><text:s text:c="4"/>channel.queueDeclare(QUEUE_NAME, false, false, false, null);</text:p>
      <text:p text:style-name="P15"><text:s text:c="4"/>System.out.println(" [*] Waiting for messages. To exit press CTRL+C");</text:p>
      <text:p text:style-name="P15"><text:s text:c="4"/>…</text:p>
      <text:p text:style-name="P15">Consumer consumer = new DefaultConsumer(channel) {</text:p>
      <text:p text:style-name="P15"><text:s text:c="2"/>@Override</text:p>
      <text:p text:style-name="P15"><text:s text:c="2"/>public void handleDelivery(String consumerTag, Envelope envelope,</text:p>
      <text:p text:style-name="P15"><text:s text:c="29"/>AMQP.BasicProperties properties, byte[] body)</text:p>
      <text:p text:style-name="P15"><text:s text:c="6"/>throws IOException {</text:p>
      <text:p text:style-name="P15"><text:s text:c="4"/>String message = new String(body, "UTF-8");</text:p>
      <text:p text:style-name="P15"><text:soft-page-break/><text:s text:c="4"/>System.out.println(" [x] Received '" + message + "'");</text:p>
      <text:p text:style-name="P15"><text:s text:c="2"/>}</text:p>
      <text:p text:style-name="P15">};</text:p>
      <text:p text:style-name="P15">channel.basicConsume(QUEUE_NAME, true, consumer);</text:p>
      <text:p text:style-name="P15"/>
      <text:p text:style-name="P3"><text:span text:style-name="T2">CASE 2: </text:span><text:span text:style-name="T7">Distributing tasks among workers (the </text:span><text:a xlink:type="simple" xlink:href="http://www.enterpriseintegrationpatterns.com/patterns/messaging/CompetingConsumers.html" text:style-name="Internet_20_link" text:visited-style-name="Visited_20_Internet_20_Link"><text:span text:style-name="T14">competing consumers pattern</text:span></text:a><text:span text:style-name="T7">)</text:span></text:p>
      <text:p text:style-name="P25"/>
      <text:p text:style-name="P19">The main idea behind Work Queues (aka: Task Queues) is to avoid doing a resource-intensive task immediately and having to wait for it to complete. Instead we schedule the task to be done later. We encapsulate a task as a message and send it to a queue. A worker process running in the background will pop the tasks and eventually execute the job. When you run many workers the tasks will be shared between them.</text:p>
      <text:p text:style-name="P19">real-world task, like images to be resized or pdf files to be rendered.</text:p>
      <text:p text:style-name="P19"/>
      <text:p text:style-name="P19">String message = getMessage(argv);</text:p>
      <text:p text:style-name="P19">channel.basicPublish("", "hello", null, message.getBytes());</text:p>
      <text:p text:style-name="P19">System.out.println(" [x] Sent '" + message + "'");</text:p>
      <text:p text:style-name="P19"/>
      <text:p text:style-name="P19">final Consumer consumer = new DefaultConsumer(channel) {</text:p>
      <text:p text:style-name="P19"><text:s text:c="2"/>@Override</text:p>
      <text:p text:style-name="P19"><text:s text:c="2"/>public void handleDelivery(String consumerTag, Envelope envelope, AMQP.BasicProperties properties, byte[] body) throws IOException {</text:p>
      <text:p text:style-name="P19"><text:s text:c="4"/>String message = new String(body, "UTF-8");</text:p>
      <text:p text:style-name="P19"/>
      <text:p text:style-name="P19"><text:s text:c="4"/>System.out.println(" [x] Received '" + message + "'");</text:p>
      <text:p text:style-name="P19"><text:s text:c="4"/>try {</text:p>
      <text:p text:style-name="P19"><text:s text:c="6"/>doWork(message);</text:p>
      <text:p text:style-name="P19"><text:s text:c="4"/>} finally {</text:p>
      <text:p text:style-name="P19"><text:s text:c="6"/>System.out.println(" [x] Done");</text:p>
      <text:p text:style-name="P19"><text:s text:c="4"/>}</text:p>
      <text:p text:style-name="P19"><text:s text:c="2"/>}</text:p>
      <text:p text:style-name="P19">};</text:p>
      <text:p text:style-name="P19">boolean autoAck = true; // acknowledgment is covered below</text:p>
      <text:p text:style-name="P19">channel.basicConsume(TASK_QUEUE_NAME, autoAck, consumer);</text:p>
      <text:p text:style-name="P19"/>
      <text:p text:style-name="P19">Round-robin dispatching</text:p>
      <text:p text:style-name="P19">One of the advantages of using a Task Queue is the ability to easily parallelise work. If we are building up a backlog of work, we can just add more workers and that way, scale easily.</text:p>
      <text:p text:style-name="P12">By default, RabbitMQ will send each message to the next consumer, in sequence. On average every consumer will get the same number of messages. This way of distributing messages is called round-robin. Try this out with three or more workers.</text:p>
      <text:p text:style-name="P12"/>
      <text:p text:style-name="P12">In order to make sure a message is never lost, RabbitMQ supports message acknowledgments. An ack(nowledgement) is sent back by the consumer to tell RabbitMQ that a particular message has been received, processed and that RabbitMQ is free to delete it.</text:p>
      <text:p text:style-name="P12"/>
      <text:p text:style-name="P12">If a consumer dies (its channel is closed, connection is closed, or TCP connection is lost) without sending an ack, RabbitMQ will understand that a message wasn't processed fully and will re-queue it. If there are other consumers online at the same time, it will then quickly redeliver it to <text:soft-page-break/>another consumer. That way you can be sure that no message is lost, even if the workers occasionally die.</text:p>
      <text:p text:style-name="P12"/>
      <text:p text:style-name="P12">Manual message acknowledgments are turned on by default. In previous examples we explicitly turned them off via the autoAck=true flag. It's time to set this flag to false and send a proper acknowledgment from the worker, once we're done with a task.</text:p>
      <text:p text:style-name="P12"/>
      <text:p text:style-name="P16">channel.basicQos(1); // accept only one unack-ed message at a time (see below)</text:p>
      <text:p text:style-name="P16"/>
      <text:p text:style-name="P16">final Consumer consumer = new DefaultConsumer(channel) {</text:p>
      <text:p text:style-name="P16"><text:s text:c="2"/>@Override</text:p>
      <text:p text:style-name="P16"><text:s text:c="2"/>public void handleDelivery(String consumerTag, Envelope envelope, AMQP.BasicProperties properties, byte[] body) throws IOException {</text:p>
      <text:p text:style-name="P16"><text:s text:c="4"/>String message = new String(body, "UTF-8");</text:p>
      <text:p text:style-name="P16"/>
      <text:p text:style-name="P16"><text:s text:c="4"/>System.out.println(" [x] Received '" + message + "'");</text:p>
      <text:p text:style-name="P16"><text:s text:c="4"/>try {</text:p>
      <text:p text:style-name="P16"><text:s text:c="6"/>doWork(message);</text:p>
      <text:p text:style-name="P16"><text:s text:c="4"/>} finally {</text:p>
      <text:p text:style-name="P16"><text:s text:c="6"/>System.out.println(" [x] Done");</text:p>
      <text:p text:style-name="P16"><text:s text:c="6"/>channel.basicAck(envelope.getDeliveryTag(), false);</text:p>
      <text:p text:style-name="P16"><text:s text:c="4"/>}</text:p>
      <text:p text:style-name="P16"><text:s text:c="2"/>}</text:p>
      <text:p text:style-name="P16">};</text:p>
      <text:p text:style-name="P16">boolean autoAck = false;</text:p>
      <text:p text:style-name="P16">channel.basicConsume(TASK_QUEUE_NAME, autoAck, consumer);</text:p>
      <text:p text:style-name="P16"/>
      <text:p text:style-name="P13">Message Durability</text:p>
      <text:p text:style-name="P17"/>
      <text:p text:style-name="P17">We have learned how to make sure that even if the consumer dies, the task isn't lost. But our tasks will still be lost if RabbitMQ server stops.When RabbitMQ quits or crashes it will forget the queues and messages unless you tell it not to. Two things are required to make sure that messages aren't lost: we need to mark both the queue and messages as durable.</text:p>
      <text:p text:style-name="P17"/>
      <text:p text:style-name="P17">boolean durable = true;</text:p>
      <text:p text:style-name="P17">channel.queueDeclare("task_queue", durable, false, false, null);</text:p>
      <text:p text:style-name="P17"/>
      <text:p text:style-name="P17">// <text:span text:style-name="T3">RabbitMQ doesn't allow you to redefine an existing queue with different parameters and will return an error to any program that tries to do that. </text:span></text:p>
      <text:p text:style-name="P22"/>
      <text:p text:style-name="P22">At this point we're sure that the task_queue queue won't be lost even if RabbitMQ restarts. Now we need to mark our messages as persistent - by setting MessageProperties (which implements BasicProperties) to the value PERSISTENT_TEXT_PLAIN.</text:p>
      <text:p text:style-name="P22"/>
      <text:p text:style-name="P17">channel.basicPublish("", "task_queue",</text:p>
      <text:p text:style-name="P17"><text:s text:c="12"/>MessageProperties.PERSISTENT_TEXT_PLAIN,</text:p>
      <text:p text:style-name="P17"><text:s text:c="12"/>message.getBytes());</text:p>
      <text:p text:style-name="P17"/>
      <text:p text:style-name="P13"><text:soft-page-break/>FAIR DISPATCH</text:p>
      <text:p text:style-name="P13"/>
      <text:p text:style-name="P17">You might have noticed that the dispatching still doesn't work exactly as we want. For example in a situation with two workers, when all odd messages are heavy and even messages are light, one worker will be constantly busy and the other one will do hardly any work. Well, RabbitMQ doesn't know anything about that and will still dispatch messages evenly.</text:p>
      <text:p text:style-name="P17"/>
      <text:p text:style-name="P17">This happens because RabbitMQ just dispatches a message when the message enters the queue. It doesn't look at the number of unacknowledged messages for a consumer. It just blindly dispatches every n-th message to the n-th consumer.</text:p>
      <text:p text:style-name="P17"/>
      <text:p text:style-name="P17">In order to defeat that we can use the basicQos method with the prefetchCount = 1 setting. This tells RabbitMQ not to give more than one message to a worker at a time. Or, in other words, don't dispatch a new message to a worker until it has processed and acknowledged the previous one. Instead, it will dispatch it to the next worker that is not still busy.</text:p>
      <text:p text:style-name="P17"/>
      <text:p text:style-name="P17">int prefetchCount = 1;</text:p>
      <text:p text:style-name="P17">channel.basicQos(prefetchCount);</text:p>
      <text:p text:style-name="P17">Note about queue size</text:p>
      <text:p text:style-name="P17">If all the workers are busy, your queue can fill up. You will want to keep an eye on that, and maybe add more workers, or have some other strategy.</text:p>
      <text:p text:style-name="P17"/>
      <text:p text:style-name="P18">NEW TASK</text:p>
      <text:p text:style-name="P18"><text:s text:c="4"/>ConnectionFactory factory = new ConnectionFactory();</text:p>
      <text:p text:style-name="P18"><text:s text:c="4"/>factory.setHost("localhost");</text:p>
      <text:p text:style-name="P18"><text:s text:c="4"/>Connection connection = factory.newConnection();</text:p>
      <text:p text:style-name="P18"><text:s text:c="4"/>Channel channel = connection.createChannel();</text:p>
      <text:p text:style-name="P18"><text:s text:c="4"/>channel.queueDeclare(TASK_QUEUE_NAME, true, false, false, null);</text:p>
      <text:p text:style-name="P18"><text:s text:c="4"/>String message = getMessage(argv);</text:p>
      <text:p text:style-name="P18"><text:s text:c="4"/>channel.basicPublish( "", TASK_QUEUE_NAME,</text:p>
      <text:p text:style-name="P18"><text:s text:c="12"/>MessageProperties.PERSISTENT_TEXT_PLAIN,</text:p>
      <text:p text:style-name="P18"><text:s text:c="12"/>message.getBytes());</text:p>
      <text:p text:style-name="P18"><text:s text:c="4"/>System.out.println(" [x] Sent '" + message + "'");</text:p>
      <text:p text:style-name="P18"><text:s text:c="4"/>channel.close();</text:p>
      <text:p text:style-name="P18"><text:s text:c="4"/>connection.close();</text:p>
      <text:p text:style-name="P18"/>
      <text:p text:style-name="P18">WORKERS</text:p>
      <text:p text:style-name="P18"/>
      <text:p text:style-name="P18"><text:s text:c="4"/>ConnectionFactory factory = new ConnectionFactory();</text:p>
      <text:p text:style-name="P18"><text:s text:c="4"/>factory.setHost("localhost");</text:p>
      <text:p text:style-name="P18"><text:s text:c="4"/>final Connection connection = factory.newConnection();</text:p>
      <text:p text:style-name="P18"><text:s text:c="4"/>final Channel channel = connection.createChannel();</text:p>
      <text:p text:style-name="P18"/>
      <text:p text:style-name="P18"><text:s text:c="4"/>channel.queueDeclare(TASK_QUEUE_NAME, true, false, false, null);</text:p>
      <text:p text:style-name="P18"><text:s text:c="4"/>System.out.println(" [*] Waiting for messages. To exit press CTRL+C");</text:p>
      <text:p text:style-name="P18"/>
      <text:p text:style-name="P18"><text:s text:c="4"/>channel.basicQos(1);</text:p>
      <text:p text:style-name="P18"/>
      <text:p text:style-name="P18"><text:s text:c="4"/>final Consumer consumer = new DefaultConsumer(channel) {</text:p>
      <text:p text:style-name="P18"><text:soft-page-break/><text:s text:c="6"/>@Override</text:p>
      <text:p text:style-name="P18"><text:s text:c="6"/>public void handleDelivery(String consumerTag, Envelope envelope, AMQP.BasicProperties properties, byte[] body) throws IOException {</text:p>
      <text:p text:style-name="P18"><text:s text:c="8"/>String message = new String(body, "UTF-8");</text:p>
      <text:p text:style-name="P18"/>
      <text:p text:style-name="P18"><text:s text:c="8"/>System.out.println(" [x] Received '" + message + "'");</text:p>
      <text:p text:style-name="P18"><text:s text:c="8"/>try {</text:p>
      <text:p text:style-name="P18"><text:s text:c="10"/>doWork(message);</text:p>
      <text:p text:style-name="P18"><text:s text:c="8"/>} finally {</text:p>
      <text:p text:style-name="P18"><text:s text:c="10"/>System.out.println(" [x] Done");</text:p>
      <text:p text:style-name="P18"><text:s text:c="10"/>channel.basicAck(envelope.getDeliveryTag(), false);</text:p>
      <text:p text:style-name="P18"><text:s text:c="8"/>}</text:p>
      <text:p text:style-name="P18"><text:s text:c="6"/>}</text:p>
      <text:p text:style-name="P18"><text:s text:c="4"/>};</text:p>
      <text:p text:style-name="P18"/>
      <text:p text:style-name="P14"><text:span text:style-name="T17">CASE 3: </text:span><text:span text:style-name="T6">Sending messages to many consumers at once</text:span><text:span text:style-name="T8">(Publish/Subscribe)</text:span></text:p>
      <text:p text:style-name="P26"/>
      <text:p text:style-name="P28">In our logging system every running copy of the receiver program will get the messages. That way we'll be able to run one receiver and direct the logs to disk; and at the same time we'll be able to run another receiver and see the logs on the screen.</text:p>
      <text:p text:style-name="P28"/>
      <text:p text:style-name="P28">The core idea in the messaging model in RabbitMQ is that the producer never sends any messages directly to a queue. Actually, quite often the producer doesn't even know if a message will be delivered to any queue at all.</text:p>
      <text:p text:style-name="P28"/>
      <text:p text:style-name="P5"><text:span text:style-name="T15">Instead, the producer can only send messages to an exchange. An exchange is a very simple thing. On one side it receives messages from producers and the other side it pushes them to queues. The exchange must know exactly what to do with a message it receives. Should it be appended to a particular queue? Should it be appended to many queues? Or should it get discarded. The rules for that are defined by the </text:span><text:span text:style-name="T16">exchange type.</text:span></text:p>
      <text:p text:style-name="P27"/>
      <text:p text:style-name="P29">Exchange types:</text:p>
      <text:p text:style-name="P30">-direct</text:p>
      <text:p text:style-name="P30">-topic</text:p>
      <text:p text:style-name="P30">-headers</text:p>
      <text:p text:style-name="P30">-fanout</text:p>
      <text:p text:style-name="P30">(The fanout exchange is very simple. As you can probably guess from the name, it just broadcasts all the messages it receives to all the queues it knows. And that's exactly what we need for our logger.)</text:p>
      <text:p text:style-name="P30"/>
      <text:p text:style-name="P6">channel.exchangeDeclare("logs", "fanout");</text:p>
      <text:p text:style-name="P6"/>
      <text:p text:style-name="P6">channel.basicPublish( "logs", "", null, message.getBytes());</text:p>
      <text:p text:style-name="P6"/>
      <text:p text:style-name="P8">Temporary queues</text:p>
      <text:p text:style-name="P8"/>
      <text:p text:style-name="P7">Firstly, whenever we connect to Rabbit we need a fresh, empty queue. To do this we could create a queue with a random name, or, even better - let the server choose a random queue name for us.</text:p>
      <text:p text:style-name="P7"/>
      <text:p text:style-name="P7"><text:soft-page-break/>Secondly, once we disconnect the consumer the queue should be automatically deleted.</text:p>
      <text:p text:style-name="P7"/>
      <text:p text:style-name="P7">In the Java client, when we supply no parameters to queueDeclare() we create a non-durable, exclusive, autodelete queue with a generated name:</text:p>
      <text:p text:style-name="P7"/>
      <text:p text:style-name="P7">String queueName = channel.queueDeclare().getQueue();</text:p>
      <text:p text:style-name="P7"/>
      <text:p text:style-name="P9">Bindings</text:p>
      <text:p text:style-name="P7"/>
      <text:p text:style-name="P7">We've already created a fanout exchange and a queue. Now we need to tell the exchange to send messages to our queue. That relationship between exchange and a queue is called a binding.</text:p>
      <text:p text:style-name="P7"/>
      <text:p text:style-name="P7">channel.queueBind(queueName, "logs", "");</text:p>
      <text:p text:style-name="P7"/>
      <text:p text:style-name="P7">EMITLOG:</text:p>
      <text:p text:style-name="P7"/>
      <text:p text:style-name="P7"><text:s text:c="7"/>ConnectionFactory factory = new ConnectionFactory();</text:p>
      <text:p text:style-name="P7"><text:s text:c="8"/>factory.setHost("localhost");</text:p>
      <text:p text:style-name="P7"><text:s text:c="8"/>Connection connection = factory.newConnection();</text:p>
      <text:p text:style-name="P7"><text:s text:c="8"/>Channel channel = connection.createChannel();</text:p>
      <text:p text:style-name="P7"><text:s text:c="8"/>channel.exchangeDeclare(EXCHANGE_NAME, "fanout");</text:p>
      <text:p text:style-name="P7"><text:s text:c="8"/>String message = getMessage(argv);</text:p>
      <text:p text:style-name="P7"><text:s text:c="8"/>channel.basicPublish(EXCHANGE_NAME, "", null, message.getBytes());</text:p>
      <text:p text:style-name="P7"><text:s text:c="8"/>System.out.println(" [x] Sent '" + message + "'");</text:p>
      <text:p text:style-name="P7"><text:s text:c="8"/>channel.close();</text:p>
      <text:p text:style-name="P7"><text:s text:c="8"/>connection.close();</text:p>
      <text:p text:style-name="P7"/>
      <text:p text:style-name="P7">ReceivedLOG:</text:p>
      <text:p text:style-name="P7"/>
      <text:p text:style-name="P7"><text:s text:c="4"/>ConnectionFactory factory = new ConnectionFactory();</text:p>
      <text:p text:style-name="P7"><text:s text:c="4"/>factory.setHost("localhost");</text:p>
      <text:p text:style-name="P7"><text:s text:c="4"/>Connection connection = factory.newConnection();</text:p>
      <text:p text:style-name="P7"><text:s text:c="4"/>Channel channel = connection.createChannel();</text:p>
      <text:p text:style-name="P7"/>
      <text:p text:style-name="P7"><text:s text:c="4"/>channel.exchangeDeclare(EXCHANGE_NAME, "fanout");</text:p>
      <text:p text:style-name="P7"><text:s text:c="4"/>String queueName = channel.queueDeclare().getQueue();</text:p>
      <text:p text:style-name="P7"><text:s text:c="4"/>channel.queueBind(queueName, EXCHANGE_NAME, "");</text:p>
      <text:p text:style-name="P7"/>
      <text:p text:style-name="P7"><text:s text:c="4"/>System.out.println(" [*] Waiting for messages. To exit press CTRL+C");</text:p>
      <text:p text:style-name="P7"/>
      <text:p text:style-name="P7"><text:s text:c="4"/>Consumer consumer = new DefaultConsumer(channel) {</text:p>
      <text:p text:style-name="P7"><text:s text:c="6"/>@Override</text:p>
      <text:p text:style-name="P7"><text:s text:c="6"/>public void handleDelivery(String consumerTag, Envelope envelope,</text:p>
      <text:p text:style-name="P7"><text:s text:c="33"/>AMQP.BasicProperties properties, byte[] body) throws IOException {</text:p>
      <text:p text:style-name="P7"><text:s text:c="8"/>String message = new String(body, "UTF-8");</text:p>
      <text:p text:style-name="P7"><text:soft-page-break/><text:s text:c="8"/>System.out.println(" [x] Received '" + message + "'");</text:p>
      <text:p text:style-name="P7"><text:s text:c="6"/>}</text:p>
      <text:p text:style-name="P7"><text:s text:c="4"/>};</text:p>
      <text:p text:style-name="P7"><text:s text:c="4"/>channel.basicConsume(queueName, true, consumer);</text:p>
      <text:p text:style-name="P7"><text:s text:c="2"/>}</text:p>
      <text:p text:style-name="P7"/>
      <text:p text:style-name="P24">CASE 4: Receiving messages selectively(Routing)</text:p>
      <text:p text:style-name="P24"/>
      <text:p text:style-name="P33">In this tutorial we're going to add a feature to it - we're going to make it possible to subscribe only to a subset of the messages.</text:p>
      <text:p text:style-name="P33"/>
      <text:p text:style-name="P34">channel.queue_bind(exchange=exchange_name,</text:p>
      <text:p text:style-name="P34"><text:s text:c="19"/>queue=queue_name,</text:p>
      <text:p text:style-name="P34"><text:s text:c="19"/>routing_key='black')</text:p>
      <text:p text:style-name="P34"/>
      <text:p text:style-name="P34">We were using a fanout exchange, which doesn't give us too much flexibility - it's only capable of mindless broadcasting.</text:p>
      <text:p text:style-name="P34">We will use a direct exchange instead. The routing algorithm behind a direct exchange is simple - a message goes to the queues whose binding key exactly matches the routing key of the message.</text:p>
      <text:p text:style-name="P34"/>
      <text:p text:style-name="P34">In this setup, we can see the direct exchange X with two queues bound to it. The first queue is bound with binding key orange, and the second has two bindings, one with binding key black and the other one with green.</text:p>
      <text:p text:style-name="P34"/>
      <text:p text:style-name="P34">In such a setup a message published to the exchange with a routing key orange will be routed to queue Q1. Messages with a routing key of black or green will go to Q2. All other messages will be discarded.</text:p>
      <text:p text:style-name="P35">It is perfectly legal to bind multiple queues with the same binding key. In our example we could add a binding between X and Q1 with binding key black. In that case, the direct exchange will behave like fanout and will broadcast the message to all the matching queues. A message with routing key black will be delivered to both Q1 and Q2.</text:p>
      <text:p text:style-name="P35"/>
      <text:p text:style-name="P35">channel.exchangeDeclare(EXCHANGE_NAME, "direct");</text:p>
      <text:p text:style-name="P35">channel.basicPublish(EXCHANGE_NAME, severity, null, message.getBytes());</text:p>
      <text:p text:style-name="P35"/>
      <text:p text:style-name="P35">String queueName = channel.queueDeclare().getQueue();</text:p>
      <text:p text:style-name="P35"/>
      <text:p text:style-name="P35">for(String severity : argv){</text:p>
      <text:p text:style-name="P35"><text:s text:c="2"/>channel.queueBind(queueName, EXCHANGE_NAME, severity);</text:p>
      <text:p text:style-name="P35">}</text:p>
      <text:p text:style-name="P35"/>
      <text:p text:style-name="P35">EMITLOG:</text:p>
      <text:p text:style-name="P35"><text:s text:c="8"/>ConnectionFactory factory = new ConnectionFactory();</text:p>
      <text:p text:style-name="P35"><text:s text:c="8"/>factory.setHost("localhost");</text:p>
      <text:p text:style-name="P35"><text:s text:c="8"/>Connection connection = factory.newConnection();</text:p>
      <text:p text:style-name="P35"><text:s text:c="8"/>Channel channel = connection.createChannel();</text:p>
      <text:p text:style-name="P35"/>
      <text:p text:style-name="P35"><text:s text:c="8"/>channel.exchangeDeclare(EXCHANGE_NAME, "direct");</text:p>
      <text:p text:style-name="P35"/>
      <text:p text:style-name="P35"><text:s text:c="8"/>String severity = getSeverity(argv);</text:p>
      <text:p text:style-name="P35"><text:soft-page-break/><text:s text:c="8"/>String message = getMessage(argv);</text:p>
      <text:p text:style-name="P35"/>
      <text:p text:style-name="P35"><text:s text:c="8"/>channel.basicPublish(EXCHANGE_NAME, severity, null, message.getBytes());</text:p>
      <text:p text:style-name="P35"><text:s text:c="8"/>System.out.println(" [x] Sent '" + severity + "':'" + message + "'");</text:p>
      <text:p text:style-name="P35"/>
      <text:p text:style-name="P35"><text:s text:c="8"/>channel.close();</text:p>
      <text:p text:style-name="P35"><text:s text:c="8"/>connection.close();</text:p>
      <text:p text:style-name="P35"/>
      <text:p text:style-name="P35">RECEIVE_LOG:</text:p>
      <text:p text:style-name="P35"/>
      <text:p text:style-name="P31"><text:span text:style-name="T20">CASE 5: </text:span><text:span text:style-name="T19">Receiving messages based on a pattern (topics)</text:span></text:p>
      <text:p text:style-name="P31"><text:span text:style-name="T19"/></text:p>
      <text:p text:style-name="P36"><text:span text:style-name="T19">In our logging system we might want to subscribe to not only logs based on severity, but also based on the source which emitted the log. You might know this concept from the syslog unix tool, which routes logs based on both severity (info/warn/crit...) and facility (auth/cron/kern...).</text:span></text:p>
      <text:p text:style-name="P36"><text:span text:style-name="T19"/></text:p>
      <text:p text:style-name="P37"><text:span text:style-name="T19">Messages sent to a topic exchange can't have an arbitrary routing_key - it must be a list of words, delimited by dots. The words can be anything, but usually they specify some features connected to the message. A few valid routing key examples: "stock.usd.nyse", "nyse.vmw", "quick.orange.rabbit". There can be as many words in the routing key as you like, up to the limit of 255 bytes.</text:span></text:p>
      <text:p text:style-name="P37"><text:span text:style-name="T19"/></text:p>
      <text:p text:style-name="P37"><text:span text:style-name="T19">The binding key must also be in the same form. The logic behind the topic exchange is similar to a direct one - a message sent with a particular routing key will be delivered to all the queues that are bound with a matching binding key. However there are two important special cases for binding keys:</text:span></text:p>
      <text:p text:style-name="P37"><text:span text:style-name="T19"/></text:p>
      <text:p text:style-name="P37"><text:span text:style-name="T19">* (star) can substitute for exactly one word.</text:span></text:p>
      <text:p text:style-name="P37"><text:span text:style-name="T19"># (hash) can substitute for zero or more words.</text:span></text:p>
      <text:p text:style-name="P37"><text:span text:style-name="T19"/></text:p>
      <text:p text:style-name="P37"><text:span text:style-name="T19">In this example, we're going to send messages which all describe animals. The messages will be sent with a routing key that consists of three words (two dots). The first word in the routing key will describe a celerity, second a colour and third a species: "&lt;celerity&gt;.&lt;colour&gt;.&lt;species&gt;".</text:span></text:p>
      <text:p text:style-name="P37"><text:span text:style-name="T19"/></text:p>
      <text:p text:style-name="P37"><text:span text:style-name="T19">We created three bindings: Q1 is bound with binding key "*.orange.*" and Q2 with "*.*.rabbit" and "lazy.#".</text:span></text:p>
      <text:p text:style-name="P37"><text:span text:style-name="T19"/></text:p>
      <text:p text:style-name="P37"><text:span text:style-name="T19">These bindings can be summarised as:</text:span></text:p>
      <text:p text:style-name="P37"><text:span text:style-name="T19"/></text:p>
      <text:p text:style-name="P37"><text:span text:style-name="T19">Q1 is interested in all the orange animals.</text:span></text:p>
      <text:p text:style-name="P37"><text:span text:style-name="T19">Q2 wants to hear everything about rabbits, and everything about lazy animals.</text:span></text:p>
      <text:p text:style-name="P37"><text:span text:style-name="T19">A message with a routing key set to "quick.orange.rabbit" will be delivered to both queues. Message "lazy.orange.elephant" also will go to both of them. On the other hand "quick.orange.fox" will only go to the first queue, and "lazy.brown.fox" only to the second. "lazy.pink.rabbit" will be delivered to the second queue only once, even though it matches two bindings. "quick.brown.fox" doesn't match any binding so it will be discarded.</text:span></text:p>
      <text:p text:style-name="P37"><text:span text:style-name="T19"/></text:p>
      <text:p text:style-name="P37"><text:span text:style-name="T19">What happens if we break our contract and send a message with one or four words, like "orange" or "quick.orange.male.rabbit"? Well, these messages won't match any bindings and will be lost.</text:span></text:p>
      <text:p text:style-name="P37"><text:span text:style-name="T19"/></text:p>
      <text:p text:style-name="P37"><text:span text:style-name="T19">On the other hand "lazy.orange.male.rabbit", even though it has four words, will match the last binding and will be delivered to the second queue.</text:span></text:p>
      <text:p text:style-name="P37"><text:span text:style-name="T19"/></text:p>
      <text:p text:style-name="P37"><text:span text:style-name="T19"><text:s text:c="8"/>ConnectionFactory factory = new ConnectionFactory();</text:span></text:p>
      <text:p text:style-name="P37"><text:span text:style-name="T19"><text:s text:c="8"/>factory.setHost("localhost");</text:span></text:p>
      <text:p text:style-name="P37"><text:span text:style-name="T19"><text:s text:c="8"/>Connection connection = factory.newConnection();</text:span></text:p>
      <text:p text:style-name="P37"><text:span text:style-name="T19"><text:s text:c="8"/>Channel channel = connection.createChannel();</text:span></text:p>
      <text:p text:style-name="P37"><text:span text:style-name="T19"/></text:p>
      <text:p text:style-name="P37"><text:span text:style-name="T19"><text:s text:c="8"/>channel.exchangeDeclare(EXCHANGE_NAME, "topic");</text:span></text:p>
      <text:p text:style-name="P37"><text:span text:style-name="T19"/></text:p>
      <text:p text:style-name="P37"><text:soft-page-break/><text:span text:style-name="T19"><text:s text:c="8"/>String routingKey = getRouting(argv);</text:span></text:p>
      <text:p text:style-name="P37"><text:span text:style-name="T19"><text:s text:c="8"/>String message = getMessage(argv);</text:span></text:p>
      <text:p text:style-name="P37"><text:span text:style-name="T19"/></text:p>
      <text:p text:style-name="P37"><text:span text:style-name="T19"><text:s text:c="8"/>channel.basicPublish(EXCHANGE_NAME, routingKey, null, message.getBytes());</text:span></text:p>
      <text:p text:style-name="P37"><text:span text:style-name="T19"><text:s text:c="8"/>System.out.println(" [x] Sent '" + routingKey + "':'" + message + "'");</text:span></text:p>
      <text:p text:style-name="P37"><text:span text:style-name="T19"/></text:p>
      <text:p text:style-name="P37"><text:span text:style-name="T19"><text:s text:c="8"/>connection.close();</text:span></text:p>
      <text:p text:style-name="P37"><text:span text:style-name="T19"/></text:p>
      <text:p text:style-name="P37"><text:span text:style-name="T19">RECEIVE LOG</text:span></text:p>
      <text:p text:style-name="P37"><text:span text:style-name="T19"/></text:p>
      <text:p text:style-name="P37"><text:s text:c="3"/>ConnectionFactory factory = new ConnectionFactory();</text:p>
      <text:p text:style-name="P37"><text:s text:c="4"/>factory.setHost("localhost");</text:p>
      <text:p text:style-name="P37"><text:s text:c="4"/>Connection connection = factory.newConnection();</text:p>
      <text:p text:style-name="P37"><text:s text:c="4"/>Channel channel = connection.createChannel();</text:p>
      <text:p text:style-name="P37"/>
      <text:p text:style-name="P37"><text:s text:c="4"/>channel.exchangeDeclare(EXCHANGE_NAME, "topic");</text:p>
      <text:p text:style-name="P37"><text:s text:c="4"/>String queueName = channel.queueDeclare().getQueue();</text:p>
      <text:p text:style-name="P37"/>
      <text:p text:style-name="P37"><text:s text:c="4"/>if (argv.length &lt; 1) {</text:p>
      <text:p text:style-name="P37"><text:s text:c="6"/>System.err.println("Usage: ReceiveLogsTopic [binding_key]...");</text:p>
      <text:p text:style-name="P37"><text:s text:c="6"/>System.exit(1);</text:p>
      <text:p text:style-name="P37"><text:s text:c="4"/>}</text:p>
      <text:p text:style-name="P37"/>
      <text:p text:style-name="P37"><text:s text:c="4"/>for (String bindingKey : argv) {</text:p>
      <text:p text:style-name="P37"><text:s text:c="6"/>channel.queueBind(queueName, EXCHANGE_NAME, bindingKey);</text:p>
      <text:p text:style-name="P37"><text:s text:c="4"/>}</text:p>
      <text:p text:style-name="P37"/>
      <text:p text:style-name="P37"><text:s text:c="4"/>System.out.println(" [*] Waiting for messages. To exit press CTRL+C");</text:p>
      <text:p text:style-name="P37"/>
      <text:p text:style-name="P37"><text:s text:c="4"/>Consumer consumer = new DefaultConsumer(channel) {</text:p>
      <text:p text:style-name="P37"><text:s text:c="6"/>@Override</text:p>
      <text:p text:style-name="P37"><text:s text:c="6"/>public void handleDelivery(String consumerTag, Envelope envelope,</text:p>
      <text:p text:style-name="P37"><text:s text:c="33"/>AMQP.BasicProperties properties, byte[] body) throws IOException {</text:p>
      <text:p text:style-name="P37"><text:s text:c="8"/>String message = new String(body, "UTF-8");</text:p>
      <text:p text:style-name="P37"><text:s text:c="8"/>System.out.println(" [x] Received '" + envelope.getRoutingKey() + "':'" + message + "'");</text:p>
      <text:p text:style-name="P37"><text:s text:c="6"/>}</text:p>
      <text:p text:style-name="P37"><text:s text:c="4"/>};</text:p>
      <text:p text:style-name="P37"><text:s text:c="4"/>channel.basicConsume(queueName, true, consumer);</text:p>
      <text:p text:style-name="P37"><text:s text:c="2"/>}</text:p>
      <text:p text:style-name="P37"/>
      <text:p text:style-name="P32">CASE 6: Request/reply pattern(RPC)</text:p>
      <text:p text:style-name="P32"/>
      <text:p text:style-name="P38">In this tutorial we're going to use RabbitMQ to build an RPC system: a client and a scalable RPC server. As we don't have any time-consuming tasks that are worth distributing, we're going to create a dummy RPC service that returns Fibonacci numbers.</text:p>
      <text:p text:style-name="P38"/>
      <text:p text:style-name="P38">To illustrate how an RPC service could be used we're going to create a simple client class. It's going to expose a method named call which sends an RPC request and blocks until the answer is received:</text:p>
      <text:p text:style-name="P38"/>
      <text:p text:style-name="P38">FibonacciRpcClient fibonacciRpc = new FibonacciRpcClient();</text:p>
      <text:p text:style-name="P38">String result = fibonacciRpc.call("4");</text:p>
      <text:p text:style-name="P38"><text:soft-page-break/>System.out.println( "fib(4) is " + result);</text:p>
      <text:p text:style-name="P38">A note on RPC</text:p>
      <text:p text:style-name="P38">Although RPC is a pretty common pattern in computing, it's often criticised. The problems arise when a programmer is not aware whether a function call is local or if it's a slow RPC. Confusions like that result in an unpredictable system and adds unnecessary complexity to debugging. Instead of simplifying software, misused RPC can result in unmaintainable spaghetti code.</text:p>
      <text:p text:style-name="P38"/>
      <text:p text:style-name="P38">Bearing that in mind, consider the following advice:</text:p>
      <text:p text:style-name="P38"/>
      <text:p text:style-name="P38">Make sure it's obvious which function call is local and which is remote.</text:p>
      <text:p text:style-name="P38">Document your system. Make the dependencies between components clear.</text:p>
      <text:p text:style-name="P38">Handle error cases. How should the client react when the RPC server is down for a long time?</text:p>
      <text:p text:style-name="P38">When in doubt avoid RPC. If you can, you should use an asynchronous pipeline - instead of RPC-like blocking, results are asynchronously pushed to a next computation stage.</text:p>
      <text:p text:style-name="P38"/>
      <text:p text:style-name="P38">callbackQueueName = channel.queueDeclare().getQueue();</text:p>
      <text:p text:style-name="P38"/>
      <text:p text:style-name="P38">BasicProperties props = new BasicProperties</text:p>
      <text:p text:style-name="P38"><text:s text:c="28"/>.Builder()</text:p>
      <text:p text:style-name="P38"><text:s text:c="28"/>.replyTo(callbackQueueName)</text:p>
      <text:p text:style-name="P38"><text:s text:c="28"/>.build();</text:p>
      <text:p text:style-name="P38"/>
      <text:p text:style-name="P38">channel.basicPublish("", "rpc_queue", props, message.getBytes());</text:p>
      <text:p text:style-name="P38"/>
      <text:p text:style-name="P38">In the method presented above we suggest creating a callback queue for every RPC request. That's pretty inefficient, but fortunately there is a better way - let's create a single callback queue per client.</text:p>
      <text:p text:style-name="P38"/>
      <text:p text:style-name="P38">That raises a new issue, having received a response in that queue it's not clear to which request the response belongs. That's when the correlationId property is used. We're going to set it to a unique value for every request. Later, when we receive a message in the callback queue we'll look at this property, and based on that we'll be able to match a response with a request. If we see an unknown correlationId value, we may safely discard the message - it doesn't belong to our requests.</text:p>
      <text:p text:style-name="P38"/>
      <text:p text:style-name="P38">You may ask, why should we ignore unknown messages in the callback queue, rather than failing with an error? It's due to a possibility of a race condition on the server side. Although unlikely, it is possible that the RPC server will die just after sending us the answer, but before sending an acknowledgment message for the request. If that happens, the restarted RPC server will process the request again. That's why on the client we must handle the duplicate responses gracefully, and the RPC should ideally be idempotent.</text:p>
      <text:p text:style-name="P38"/>
      <text:p text:style-name="P38">Our RPC will work like this:</text:p>
      <text:p text:style-name="P38"/>
      <text:p text:style-name="P38">For an RPC request, the Client sends a message with two properties: replyTo, which is set to a anonymous exclusive queue created just for the request, and correlationId, which is set to a unique value for every request.</text:p>
      <text:p text:style-name="P38">The request is sent to an rpc_queue queue.</text:p>
      <text:p text:style-name="P38"><text:soft-page-break/>The RPC worker (aka: server) is waiting for requests on that queue. When a request appears, it does the job and sends a message with the result back to the Client, using the queue from the <text:s/>replyTo field.</text:p>
      <text:p text:style-name="P38">The client waits for data on the reply queue. When a message appears, it checks the correlationId property. If it matches the value from the request it returns the response to the application.</text:p>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aleway" svg:font-family="Raleway, sans-serif"/>
    <style:font-face style:name="sans-serif" svg:font-family="sans-serif"/>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9T09:30:26.106318483</meta:creation-date>
    <dc:date>2018-08-30T11:04:00.995837917</dc:date>
    <meta:editing-duration>PT1H43M11S</meta:editing-duration>
    <meta:editing-cycles>9</meta:editing-cycles>
    <meta:generator>LibreOffice/5.2.7.2$Linux_X86_64 LibreOffice_project/20m0$Build-2</meta:generator>
    <meta:document-statistic meta:table-count="0" meta:image-count="0" meta:object-count="0" meta:page-count="11" meta:paragraph-count="283" meta:word-count="3044" meta:character-count="21966" meta:non-whitespace-character-count="18209"/>
  </office:meta>
</office:document-meta>
</file>